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d67f0"/>
    </style:style>
    <style:style style:name="P2" style:family="paragraph" style:parent-style-name="Standard" style:list-style-name="L1">
      <style:text-properties officeooo:rsid="001cee88" officeooo:paragraph-rsid="000d67f0"/>
    </style:style>
    <style:style style:name="P3" style:family="paragraph" style:parent-style-name="Standard" style:list-style-name="L1">
      <style:text-properties officeooo:rsid="001b3044" officeooo:paragraph-rsid="000d67f0"/>
    </style:style>
    <style:style style:name="P4" style:family="paragraph" style:parent-style-name="Standard" style:list-style-name="L1">
      <style:text-properties officeooo:rsid="001de97b" officeooo:paragraph-rsid="000d67f0"/>
    </style:style>
    <style:style style:name="P5" style:family="paragraph" style:parent-style-name="Standard" style:list-style-name="L1">
      <style:text-properties officeooo:rsid="00206385" officeooo:paragraph-rsid="000d67f0"/>
    </style:style>
    <style:style style:name="T1" style:family="text">
      <style:text-properties officeooo:rsid="001fb1f4"/>
    </style:style>
    <style:style style:name="T2" style:family="text">
      <style:text-properties officeooo:rsid="001d76d4"/>
    </style:style>
    <style:style style:name="T3" style:family="text">
      <style:text-properties officeooo:rsid="001cee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Crunch</text:h>
      <text:list xml:id="list2512251032" text:style-name="L1">
        <text:list-item>
          <text:p text:style-name="P3">crunch &lt;min-pwd-len&gt; &lt;max-pwd-len&gt;</text:p>
        </text:list-item>
        <text:list-item>
          <text:p text:style-name="P3">-o Output to a file</text:p>
        </text:list-item>
        <text:list-item>
          <text:p text:style-name="P3">-f Read input file char set.</text:p>
        </text:list-item>
        <text:list-item>
          <text:p text:style-name="P4">@ A placeholder for any char.</text:p>
        </text:list-item>
        <text:list-item>
          <text:p text:style-name="P3">-t Specifies a pattern following the @ symbol</text:p>
          <text:list>
            <text:list-item>
              <text:p text:style-name="P3">-<text:span text:style-name="T1">t</text:span> @@@@415 Specifies four random letters <text:span text:style-name="T2">(placeholder)</text:span> before a birthday of April 15</text:p>
            </text:list-item>
            <text:list-item>
              <text:p text:style-name="P5">min and max must match the number of chars so in this case 7</text:p>
            </text:list-item>
          </text:list>
        </text:list-item>
        <text:list-item>
          <text:p text:style-name="P3">-<text:span text:style-name="T3">p eliminates repeating chars:</text:span></text:p>
          <text:list>
            <text:list-item>
              <text:p text:style-name="P2">crunch 10 10 -p David Barrineau generates:</text:p>
            </text:list-item>
            <text:list-item>
              <text:p text:style-name="P2">DavidBarrineau and BarrineauDavid</text:p>
            </text:list-item>
            <text:list-item>
              <text:p text:style-name="P2">min and max must be specified but are not used so they can be anything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6T15:29:37.404856998</meta:creation-date>
    <meta:generator>LibreOffice/7.0.4.2$Linux_X86_64 LibreOffice_project/00$Build-2</meta:generator>
    <dc:date>2025-07-26T15:30:02.453687362</dc:date>
    <meta:editing-duration>PT25S</meta:editing-duration>
    <meta:editing-cycles>1</meta:editing-cycles>
    <meta:document-statistic meta:table-count="0" meta:image-count="0" meta:object-count="0" meta:page-count="1" meta:paragraph-count="12" meta:word-count="96" meta:character-count="492" meta:non-whitespace-character-count="419"/>
  </office:meta>
</office:document-meta>
</file>